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fo:font-style="italic" officeooo:rsid="0018b5f1" officeooo:paragraph-rsid="0018b5f1" style:font-style-asian="italic" style:font-style-complex="italic"/>
    </style:style>
    <style:style style:name="P2" style:family="paragraph" style:parent-style-name="Title">
      <style:paragraph-properties fo:text-align="center" style:justify-single-word="false"/>
      <style:text-properties officeooo:rsid="0018b5f1" officeooo:paragraph-rsid="0018b5f1"/>
    </style:style>
    <style:style style:name="P3" style:family="paragraph" style:parent-style-name="Subtitle">
      <style:paragraph-properties fo:text-align="center" style:justify-single-word="false"/>
      <style:text-properties officeooo:rsid="0018b5f1" officeooo:paragraph-rsid="0018b5f1"/>
    </style:style>
    <style:style style:name="P4" style:family="paragraph" style:parent-style-name="Text_20_body">
      <style:paragraph-properties fo:text-align="justify" style:justify-single-word="false"/>
      <style:text-properties officeooo:paragraph-rsid="0021df74"/>
    </style:style>
    <style:style style:name="P5" style:family="paragraph" style:parent-style-name="Text_20_body">
      <style:paragraph-properties fo:text-align="justify" style:justify-single-word="false"/>
      <style:text-properties style:font-name="Liberation Sans" officeooo:rsid="00205a69" officeooo:paragraph-rsid="00205a69"/>
    </style:style>
    <style:style style:name="P6" style:family="paragraph" style:parent-style-name="Text_20_body">
      <style:paragraph-properties fo:text-align="justify" style:justify-single-word="false"/>
      <style:text-properties style:font-name="Liberation Sans" officeooo:rsid="00218037" officeooo:paragraph-rsid="00218037"/>
    </style:style>
    <style:style style:name="P7" style:family="paragraph" style:parent-style-name="Text_20_body">
      <style:paragraph-properties fo:text-align="justify" style:justify-single-word="false"/>
      <style:text-properties style:font-name="Liberation Sans" officeooo:rsid="0021df74" officeooo:paragraph-rsid="0021df74"/>
    </style:style>
    <style:style style:name="P8" style:family="paragraph" style:parent-style-name="Heading_20_3">
      <style:paragraph-properties fo:text-align="justify" style:justify-single-word="false"/>
      <style:text-properties officeooo:rsid="001fe2c7" officeooo:paragraph-rsid="001fe2c7"/>
    </style:style>
    <style:style style:name="P9" style:family="paragraph" style:parent-style-name="Heading_20_3">
      <style:paragraph-properties fo:text-align="justify" style:justify-single-word="false"/>
      <style:text-properties fo:font-size="14pt" officeooo:rsid="001fe2c7" officeooo:paragraph-rsid="001fe2c7" style:font-size-asian="14pt" style:font-size-complex="14pt"/>
    </style:style>
    <style:style style:name="T1" style:family="text">
      <style:text-properties officeooo:rsid="001fe2c7"/>
    </style:style>
    <style:style style:name="T2" style:family="text">
      <style:text-properties style:font-name="Liberation Sans" officeooo:rsid="0021df74"/>
    </style:style>
    <style:style style:name="T3" style:family="text">
      <style:text-properties officeooo:rsid="00218037"/>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sión Modelo de <text:span text:style-name="T1">Casos de Uso</text:span></text:p>
      <text:p text:style-name="P3">Aplicación de Escritorio para Gestión de Notas Personales</text:p>
      <text:p text:style-name="P1">Miguel Ángel Ramírez Ruiz (<text:a xlink:type="simple" xlink:href="mailto:i62rarum@uco.es" text:style-name="Internet_20_link" text:visited-style-name="Visited_20_Internet_20_Link">i62rarum@uco.es</text:a>)</text:p>
      <text:h text:style-name="P9" text:outline-level="3">1. Revisar el modelo de casos de uso del TFG asignado y analizar los siguientes aspectos, teniendo en cuenta lo explicado en clase. Explicar qué está correcto y qué incorrecto.</text:h>
      <text:h text:style-name="P9" text:outline-level="3">Diagrama de casos de uso en general</text:h>
      <text:p text:style-name="P5">El diagrama de casos de uso está compuesto de un único actor, que es el usuario final, partícipe en todos los casos de uso del sistema. El diagrama, a pesar de que podría estar modulado de otra manera para que fuera visualmente más agradable, está bastante bien diseñado. La simpleza del sistema le da la libertad al diseñador hacer diagramas como el de este proyecto.</text:p>
      <text:h text:style-name="P9" text:outline-level="3">Utilización de relaciones &lt;&lt;include&gt;&gt;</text:h>
      <text:p text:style-name="P5">No se utilizan relaciones include, y tampoco las veo necesarias.</text:p>
      <text:h text:style-name="P8" text:outline-level="3">Utilización de relaciones &lt;&lt;extend&gt;&gt;</text:h>
      <text:p text:style-name="P5">Se emplean dos relaciones &lt;&lt;extend&gt;&gt; en el caso de uso <text:span text:style-name="T3">con ID 4 (editar nota). En este caso, al editar la nota añade los casos de uso “Encriptar nota” e “Imprimir nota”. Pienso que están bien aplicados en este caso concreto, pues son funcionalidades añadidas cuya realización no es imprescindible para la finalización del caso de uso 4.</text:span></text:p>
      <text:h text:style-name="P8" text:outline-level="3">Utilización de generalizaciones (actores y casos de uso)</text:h>
      <text:p text:style-name="P6">No se emplean generalizaciones de actores (solo hay un actor) ni de casos de uso, pues tampoco son realmente necesarias las generalizaciones.</text:p>
      <text:h text:style-name="P8" text:outline-level="3">Especificación detallada de los casos de uso</text:h>
      <text:p text:style-name="P7">La especificación detallada está bastante bien desarrollada, a pesar de que en algunos casos de uso no se especifica correctamente cómo comienzan. Por lo demás, se incluyen los casos de uso de extensión, los flujos alternativos, precondiciones y postcondiciones.</text:p>
      <text:h text:style-name="P8" text:outline-level="3">2. Dar una valoración justificada global, puntuando de 0 a 10, del modelo de casos de uso.</text:h>
      <text:p text:style-name="P4"><text:span text:style-name="T2">La primera impresión del modelo de casos de uso que he tenido de este proyecto ha sido regular, pues lo he visto simple y escaso; sin embargo, al tener en cuenta el sistema al que pertenece, es comprensible su simpleza y es suficiente para especificar las funcionalidades del sistema. Es por eso por lo que mi nota final, partiendo de esta premisa y los detalles mencionados en el punto 1, valoro este modelo de casos de uso con un 8 sobre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13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1:59:33.281123391</meta:creation-date>
    <dc:date>2018-10-21T13:34:36.521619614</dc:date>
    <meta:editing-duration>PT16M40S</meta:editing-duration>
    <meta:editing-cycles>6</meta:editing-cycles>
    <meta:generator>LibreOffice/5.4.6.2$Linux_X86_64 LibreOffice_project/40m0$Build-2</meta:generator>
    <meta:document-statistic meta:table-count="0" meta:image-count="0" meta:object-count="0" meta:page-count="1" meta:paragraph-count="16" meta:word-count="372" meta:character-count="2219" meta:non-whitespace-character-count="1863"/>
  </office:meta>
</office:document-meta>
</file>